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3.1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SA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 calcext:value-type="string">
            <text:p>Summary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Command <text:s/>Length:</text:p>
          </table:table-cell>
          <table:table-cell/>
          <table:table-cell office:value-type="string" calcext:value-type="string">
            <text:p>16 Bi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ommand Format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R[15:11] = 5 Bit Opcode</text:p>
          </table:table-cell>
          <table:table-cell/>
          <table:table-cell office:value-type="string" calcext:value-type="string">
            <text:p>IR10] = Reserved </text:p>
          </table:table-cell>
          <table:table-cell/>
          <table:table-cell office:value-type="string" calcext:value-type="string">
            <text:p>IR[9:8] = Operand 1</text:p>
          </table:table-cell>
          <table:table-cell/>
          <table:table-cell office:value-type="string" calcext:value-type="string">
            <text:p>IR[4:3] = Operand 2</text:p>
          </table:table-cell>
          <table:table-cell/>
          <table:table-cell office:value-type="string" calcext:value-type="string">
            <text:p>IR[7:0] = Parameter</text:p>
          </table:table-cell>
        </table:table-row>
        <table:table-row table:style-name="ro2">
          <table:table-cell table:style-name="ce3" office:value-type="string" calcext:value-type="string">
            <text:p>Cycles:</text:p>
          </table:table-cell>
          <table:table-cell/>
          <table:table-cell office:value-type="string" calcext:value-type="string">
            <text:p>All Cmds are Single Cycle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atawidth:</text:p>
          </table:table-cell>
          <table:table-cell/>
          <table:table-cell office:value-type="string" calcext:value-type="string">
            <text:p>8 Bi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ALU Architecture:</text:p>
          </table:table-cell>
          <table:table-cell/>
          <table:table-cell office:value-type="string" calcext:value-type="string">
            <text:p>2 Register Machine, Result is Stored in Operand 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Registers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ogram Counter 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8-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us Flags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Carry Bit, Underflow Bit, Zero Bit, Equal Bit, Greater Than Bit, Smaller Than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neral Prupose Registers:</text:p>
          </table:table-cell>
          <table:table-cell/>
          <table:table-cell office:value-type="string" calcext:value-type="string">
            <text:p>R1 – R4</text:p>
          </table:table-cell>
          <table:table-cell office:value-type="string" calcext:value-type="string">
            <text:p>8-Bit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logic &amp; arithmetic command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Mnom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Semantics</text:p>
          </table:table-cell>
          <table:table-cell table:style-name="ce3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No Oper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X,Y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X = X+ Y</text:p>
          </table:table-cell>
          <table:table-cell office:value-type="string" calcext:value-type="string">
            <text:p>Carry on Overflow, Zero Bit, Equal Bit,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B X,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X = X – Y</text:p>
          </table:table-cell>
          <table:table-cell office:value-type="string" calcext:value-type="string">
            <text:p>Underflow Bit, Zero Bit, Equal Bit;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D X,Y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X = X &amp; Y</text:p>
          </table:table-cell>
          <table:table-cell office:value-type="string" calcext:value-type="string">
            <text:p>Bitwise AND, Zero Bit, Equal Bit,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R X,Y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X = X | Y</text:p>
          </table:table-cell>
          <table:table-cell office:value-type="string" calcext:value-type="string">
            <text:p>Bitwise OR, Zero Bit, Equal Bit,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T X,Y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X = !Y</text:p>
          </table:table-cell>
          <table:table-cell office:value-type="string" calcext:value-type="string">
            <text:p>Bitwise NOT, X and Y may be same Register =&gt; NOT X,X |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OR,X,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X = X <text:s/>^ Y</text:p>
          </table:table-cell>
          <table:table-cell office:value-type="string" calcext:value-type="string">
            <text:p>Bitwise XOR, Zero Bit, Equal Bit,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L, X,P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X = X &lt; &lt; p</text:p>
          </table:table-cell>
          <table:table-cell office:value-type="string" calcext:value-type="string">
            <text:p>Shift Left Param digits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R X,P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X = X &gt; &gt; p</text:p>
          </table:table-cell>
          <table:table-cell office:value-type="string" calcext:value-type="string">
            <text:p>Shift Right Param digits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 X,P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X = P</text:p>
          </table:table-cell>
          <table:table-cell office:value-type="string" calcext:value-type="string">
            <text:p>Load Value to Regis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MP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No Operation</text:p>
          </table:table-cell>
          <table:table-cell office:value-type="string" calcext:value-type="string">
            <text:p>Compare X and Y. Equal Bit,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DC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X = X + Y + C</text:p>
          </table:table-cell>
          <table:table-cell office:value-type="string" calcext:value-type="string">
            <text:p>Add with Carry, Carry on Overflow, Zero Bit, Equal Bit,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BU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X = X- Y – U</text:p>
          </table:table-cell>
          <table:table-cell office:value-type="string" calcext:value-type="string">
            <text:p>Sub with Underflow, Underflow Bit, Zero Bit, Equal Bit; Greater Than, Smaller Than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program flow command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Mnom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Semantics</text:p>
          </table:table-cell>
          <table:table-cell table:style-name="ce3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TO P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PC = P</text:p>
          </table:table-cell>
          <table:table-cell office:value-type="string" calcext:value-type="string">
            <text:p>Load PC with Adress 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Z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Zero Bit otherwise PC +=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NZ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Not Zero Bit otherwise PC +=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EQ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Equal Bit otherwise PC +=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S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Smaller Than Bit otherwise PC +=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GT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Greater Than Bit otherwise PC += 1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3" office:value-type="string" calcext:value-type="string">
            <text:p>Load &amp; store commands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Mnom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Semantics</text:p>
          </table:table-cell>
          <table:table-cell table:style-name="ce3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AD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X = MEM[P]</text:p>
          </table:table-cell>
          <table:table-cell office:value-type="string" calcext:value-type="string">
            <text:p>Load Register with value from memory Adress 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ORE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MEM[P] = X</text:p>
          </table:table-cell>
          <table:table-cell office:value-type="string" calcext:value-type="string">
            <text:p>Store value from Register in memory Adress 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1:27:31.642458332</meta:creation-date>
    <dc:date>2024-12-05T23:01:00.540000189</dc:date>
    <meta:editing-duration>PT2H10M36S</meta:editing-duration>
    <meta:editing-cycles>29</meta:editing-cycles>
    <meta:generator>LibreOffice/7.4.7.2$Linux_X86_64 LibreOffice_project/40$Build-2</meta:generator>
    <meta:document-statistic meta:table-count="1" meta:cell-count="124" meta:object-count="0"/>
  </office:meta>
</office:document-meta>
</file>